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</office:automatic-styles>
  <office:body>
    <office:text>
      <text:h text:style-name="Title">The Moon is drowning</text:h>
      <text:p text:style-name="Text_20_body">The moon is drowning the stars it pushes them<text:line-break/>under into the darkness they cannot breathe<text:line-break/>they are flailing the moon boasts to my shadow<text:line-break/>how powerful is the moon how great its light</text:p>
      <text:p text:style-name="Text_20_body">My shadow nods and calls the moon father though<text:line-break/>it acknowledges also the existence of others<text:line-break/>headlights are like little moons father my shadow says<text:line-break/>they pass like waves in a dark ocean</text:p>
      <text:p text:style-name="Text_20_body">Father moon becomes angry and threatens<text:line-break/>I can maroon you shadow I can trap you in darkness<text:line-break/>your strength comes from my own the little moons<text:line-break/>are fleeting like foam on a darkened sea</text:p>
      <text:p text:style-name="Text_20_body">My shadow fears the night as it fears death<text:line-break/>but it remembers the moon's strength is from another<text:line-break/>my shadow wants the headlights like an ocean<text:line-break/>might want the moon as a seducer as a lov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he Moon is drowning</dc:title>
  </office:meta>
</office:document-meta>
</file>